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Arial Unicode MS1" svg:font-family="'Arial Unicode M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08ad21" officeooo:paragraph-rsid="0008ad21"/>
    </style:style>
    <style:style style:name="P3" style:family="paragraph" style:parent-style-name="Standard">
      <style:text-properties style:font-name="Arial" officeooo:paragraph-rsid="000e7cbf"/>
    </style:style>
    <style:style style:name="P4" style:family="paragraph" style:parent-style-name="Standard">
      <style:text-properties style:font-name="Arial" officeooo:rsid="001223a6" officeooo:paragraph-rsid="001223a6"/>
    </style:style>
    <style:style style:name="P5" style:family="paragraph" style:parent-style-name="Standard">
      <style:text-properties style:font-name="Arial" officeooo:rsid="001223a6" officeooo:paragraph-rsid="0019d798"/>
    </style:style>
    <style:style style:name="P6" style:family="paragraph" style:parent-style-name="Standard">
      <style:text-properties style:font-name="Arial" officeooo:rsid="00156cd1" officeooo:paragraph-rsid="00156cd1"/>
    </style:style>
    <style:style style:name="P7" style:family="paragraph" style:parent-style-name="Standard">
      <style:text-properties style:font-name="Arial" officeooo:rsid="00156cd1" officeooo:paragraph-rsid="000c5139"/>
    </style:style>
    <style:style style:name="P8" style:family="paragraph" style:parent-style-name="Standard">
      <style:text-properties style:font-name="Arial1"/>
    </style:style>
    <style:style style:name="P9" style:family="paragraph" style:parent-style-name="Standard">
      <style:text-properties style:font-name="Arial1" officeooo:paragraph-rsid="000c5139"/>
    </style:style>
    <style:style style:name="P10" style:family="paragraph" style:parent-style-name="Standard">
      <style:text-properties style:font-name="Arial1" officeooo:rsid="000c5139" officeooo:paragraph-rsid="000c5139"/>
    </style:style>
    <style:style style:name="P11" style:family="paragraph" style:parent-style-name="Standard">
      <style:text-properties style:font-name="Arial1" officeooo:rsid="000c5139" officeooo:paragraph-rsid="001afdc8"/>
    </style:style>
    <style:style style:name="P12" style:family="paragraph" style:parent-style-name="Standard">
      <style:text-properties style:font-name="Arial1" officeooo:rsid="000e7cbf" officeooo:paragraph-rsid="000e7cbf"/>
    </style:style>
    <style:style style:name="P13" style:family="paragraph" style:parent-style-name="Standard">
      <style:text-properties style:font-name="Arial1" officeooo:rsid="000f5cc0" officeooo:paragraph-rsid="000f5cc0"/>
    </style:style>
    <style:style style:name="P14" style:family="paragraph" style:parent-style-name="Standard">
      <style:text-properties style:font-name="Arial1" officeooo:rsid="0019d798" officeooo:paragraph-rsid="0019d798"/>
    </style:style>
    <style:style style:name="P15" style:family="paragraph" style:parent-style-name="Standard">
      <style:text-properties style:font-name="Arial1" officeooo:rsid="001afdc8" officeooo:paragraph-rsid="001afdc8"/>
    </style:style>
    <style:style style:name="T1" style:family="text">
      <style:text-properties officeooo:rsid="000c5139"/>
    </style:style>
    <style:style style:name="T2" style:family="text">
      <style:text-properties style:font-name="Arial"/>
    </style:style>
    <style:style style:name="T3" style:family="text">
      <style:text-properties style:font-name="Arial" officeooo:rsid="000c5139"/>
    </style:style>
    <style:style style:name="T4" style:family="text">
      <style:text-properties officeooo:rsid="001afd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vitez au maximum la fonction ‘input’. Merci.</text:p>
      <text:p text:style-name="P4">Dans la syntaxe d’une fonction, utiliser ‘return’ et pas ‘print’ : une fonction a pour but de renvoyer un résultat et pas de l’afficher. </text:p>
      <text:p text:style-name="P6">Si vous avez des questions ou des difficultés, il faut poser des questions sur le forum, pour avancer dans le DM.</text:p>
      <text:p text:style-name="P8"/>
      <text:p text:style-name="P8">Ligne 3 : avec le symbole ‘=’, on n’a pas une équation, mais une affectation.</text:p>
      <text:p text:style-name="P1">Ligne 15 : le programme est faux : si x&lt;=0, on n’entrera jamais dans le test 'if 0&lt;x&lt;=1'</text:p>
      <text:p text:style-name="P9"><text:span text:style-name="T1">Testez sur x=0.5, on n’obtient pas deux fois le même résultat.</text:span></text:p>
      <text:p text:style-name="P3">Ligne 15 : la fonction est fausse : vous n’obtenez pas le même résultat avec les deux programmes. Voyez le corrigé.<text:line-break/>Une remarque : évitez de modifier la valeur de x. Utilisez plutôt y=2*x puis return(y). Sinon, vous perdez l’information de l’argument.</text:p>
      <text:p text:style-name="P12">Exo 4 : <text:span text:style-name="T2">le programme n°2 est faux : si x&lt;=0, le test ‘else’ est vrai et on obtient a=x**5.</text:span></text:p>
      <text:p text:style-name="P12"><text:span text:style-name="T3">Testez sur x=-</text:span><text:span text:style-name="T2">2</text:span><text:span text:style-name="T3">, on n’obtient pas deux fois le même résultat.</text:span></text:p>
      <text:p text:style-name="P13">Exo 5 : le programme peut renvoyer autre chose que 0, 1, 2 ou 3. Voyez le corrigé.</text:p>
      <text:p text:style-name="P4">Exo 8 : la valeur prise par r n’est pas comprise. Voyez le corrigé.</text:p>
      <text:p text:style-name="P13">Ligne 27 : d’où sort cette solution ? Elle utilise une fonction récursive….</text:p>
      <text:p text:style-name="P4">Exo 8 : l’exercice n’est pas compris : on ne demande la somme des nombres entre 0 et n mais la somme des chiffres du nombre n. </text:p>
      <text:p text:style-name="P10">Ligne 31 : On attend une fonction, pas juste un programme.</text:p>
      <text:p text:style-name="P7"/>
      <text:p text:style-name="P15"/>
      <text:p text:style-name="P15"/>
      <text:p text:style-name="P5"/>
      <text:p text:style-name="P14"/>
      <text:p text:style-name="P1"/>
      <text:p text:style-name="P1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Arial Unicode MS1" svg:font-family="'Arial Unicode M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7:06:00.451097522</meta:creation-date>
    <dc:date>2021-10-07T15:01:35.373654641</dc:date>
    <meta:editing-duration>PT1H3M20S</meta:editing-duration>
    <meta:editing-cycles>18</meta:editing-cycles>
    <meta:generator>LibreOffice/6.1.5.2$MacOSX_X86_64 LibreOffice_project/90f8dcf33c87b3705e78202e3df5142b201bd805</meta:generator>
    <meta:document-statistic meta:table-count="0" meta:image-count="0" meta:object-count="0" meta:page-count="1" meta:paragraph-count="14" meta:word-count="252" meta:character-count="1333" meta:non-whitespace-character-count="1093"/>
  </office:meta>
</office:document-meta>
</file>